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468.79pt" svg:y="68.31pt">
            <draw:object draw:notify-on-update-of-ranges="Sheet1.A2:Sheet1.A9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point</text:p>
          </table:table-cell>
          <table:table-cell office:value-type="string" calcext:value-type="string">
            <text:p>energi total</text:p>
          </table:table-cell>
          <table:table-cell office:value-type="string" calcext:value-type="string">
            <text:p>Energi/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543.6140161958" calcext:value-type="float">
            <text:p>-543.6140161958</text:p>
          </table:table-cell>
          <table:table-cell table:formula="of:=[.B2]/8" office:value-type="float" office:value="-67.951752024475" calcext:value-type="float">
            <text:p>-67.951752024475</text:p>
          </table:table-cell>
          <table:table-cell office:value-type="string" calcext:value-type="string">
            <text:p>Delta e</text:p>
          </table:table-cell>
          <table:table-cell table:formula="of:=[.B6]-[.B5]" office:value-type="float" office:value="-0.0019113637999908" calcext:value-type="float">
            <text:p>-0.0019113637999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43.930180675" calcext:value-type="float">
            <text:p>-543.930180675</text:p>
          </table:table-cell>
          <table:table-cell table:formula="of:=[.B3]/8" office:value-type="float" office:value="-67.991272584375" calcext:value-type="float">
            <text:p>-67.99127258437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543.9530807054" calcext:value-type="float">
            <text:p>-543.9530807054</text:p>
          </table:table-cell>
          <table:table-cell table:formula="of:=[.B4]/8" office:value-type="float" office:value="-67.994135088175" calcext:value-type="float">
            <text:p>-67.9941350881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543.9580815628" calcext:value-type="float">
            <text:p>-543.9580815628</text:p>
          </table:table-cell>
          <table:table-cell table:formula="of:=[.B5]/8" office:value-type="float" office:value="-67.99476019535" calcext:value-type="float">
            <text:p>-67.994760195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543.9599929266" calcext:value-type="float">
            <text:p>-543.9599929266</text:p>
          </table:table-cell>
          <table:table-cell table:formula="of:=[.B6]/8" office:value-type="float" office:value="-67.994999115825" calcext:value-type="float">
            <text:p>-67.99499911582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43.959721536" calcext:value-type="float">
            <text:p>-543.959721536</text:p>
          </table:table-cell>
          <table:table-cell table:formula="of:=[.B7]/8" office:value-type="float" office:value="-67.994965192" calcext:value-type="float">
            <text:p>-67.9949651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543.9601780006" calcext:value-type="float">
            <text:p>-543.9601780006</text:p>
          </table:table-cell>
          <table:table-cell table:formula="of:=[.B8]/8" office:value-type="float" office:value="-67.995022250075" calcext:value-type="float">
            <text:p>-67.99502225007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543.9599663864" calcext:value-type="float">
            <text:p>-543.9599663864</text:p>
          </table:table-cell>
          <table:table-cell table:formula="of:=[.B9]/8" office:value-type="float" office:value="-67.9949957983" calcext:value-type="float">
            <text:p>-67.994995798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453.51pt" svg:height="255.09pt" svg:x="364.9pt" svg:y="38.95pt">
            <draw:object draw:notify-on-update-of-ranges="Sheet2.A2:Sheet2.A20 Sheet2.B2:Sheet2.B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nergi CutOffs</text:p>
          </table:table-cell>
          <table:table-cell office:value-type="string" calcext:value-type="string">
            <text:p>Energi Total</text:p>
          </table:table-cell>
          <table:table-cell office:value-type="string" calcext:value-type="string">
            <text:p>Energi/atom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528.9147791814" calcext:value-type="float">
            <text:p>-528.9147791814</text:p>
          </table:table-cell>
          <table:table-cell table:formula="of:=[.B2]/8" office:value-type="float" office:value="-66.114347397675" calcext:value-type="float">
            <text:p>-66.114347397675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541.329681649" calcext:value-type="float">
            <text:p>-541.329681649</text:p>
          </table:table-cell>
          <table:table-cell table:formula="of:=[.B3]/8" office:value-type="float" office:value="-67.666210206125" calcext:value-type="float">
            <text:p>-67.666210206125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543.6848709565" calcext:value-type="float">
            <text:p>-543.6848709565</text:p>
          </table:table-cell>
          <table:table-cell table:formula="of:=[.B4]/8" office:value-type="float" office:value="-67.9606088695625" calcext:value-type="float">
            <text:p>-67.9606088695625</text:p>
          </table:table-cell>
          <table:table-cell office:value-type="string" calcext:value-type="string">
            <text:p>belu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543.9261269139" calcext:value-type="float">
            <text:p>-543.9261269139</text:p>
          </table:table-cell>
          <table:table-cell table:formula="of:=[.B5]/8" office:value-type="float" office:value="-67.9907658642375" calcext:value-type="float">
            <text:p>-67.9907658642375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543.8858410389" calcext:value-type="float">
            <text:p>-543.8858410389</text:p>
          </table:table-cell>
          <table:table-cell table:formula="of:=[.B6]/8" office:value-type="float" office:value="-67.9857301298625" calcext:value-type="float">
            <text:p>-67.985730129862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543.9580815628" calcext:value-type="float">
            <text:p>-543.9580815628</text:p>
          </table:table-cell>
          <table:table-cell table:formula="of:=[.B7]/8" office:value-type="float" office:value="-67.99476019535" calcext:value-type="float">
            <text:p>-67.994760195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-544.1293626256" calcext:value-type="float">
            <text:p>-544.1293626256</text:p>
          </table:table-cell>
          <table:table-cell table:formula="of:=[.B8]/8" office:value-type="float" office:value="-68.0161703282" calcext:value-type="float">
            <text:p>-68.016170328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-544.3242608823" calcext:value-type="float">
            <text:p>-544.3242608823</text:p>
          </table:table-cell>
          <table:table-cell table:formula="of:=[.B9]/8" office:value-type="float" office:value="-68.0405326102875" calcext:value-type="float">
            <text:p>-68.0405326102875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09:59:49.519446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8:38:12.334446841</meta:creation-date>
    <dc:date>2018-10-17T10:00:13.458880532</dc:date>
    <meta:editing-duration>PT3H37M29S</meta:editing-duration>
    <meta:editing-cycles>34</meta:editing-cycles>
    <meta:generator>LibreOffice/6.0.3.2$Linux_X86_64 LibreOffice_project/00m0$Build-2</meta:generator>
    <meta:document-statistic meta:table-count="2" meta:cell-count="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1.A2:Sheet1.B9" svg:x="0.32cm" svg:y="0.18cm" svg:width="12.508cm" svg:height="8.64cm">
          <chartooo:coordinate-region svg:x="1.524cm" svg:y="0.34cm" svg:width="11.21cm" svg:height="8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9" chart:class="chart:scatter">
            <chart:domain table:cell-range-address="Sheet1.A2:Sheet1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9</svg:desc>
                </draw:g>
              </table:table-cell>
              <table:table-cell office:value-type="float" office:value="-543.6140161958">
                <text:p>-543.6140161958</text:p>
                <draw:g>
                  <svg:desc>Sheet1.B2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543.930180675">
                <text:p>-543.9301806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543.9530807054">
                <text:p>-543.9530807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-543.9580815628">
                <text:p>-543.95808156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-543.9599929266">
                <text:p>-543.95999292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-543.959721536">
                <text:p>-543.959721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543.9601780006">
                <text:p>-543.960178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-543.9599663864">
                <text:p>-543.9599663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2.A2:Sheet2.B20" svg:x="0.32cm" svg:y="0.18cm" svg:width="12.508cm" svg:height="8.64cm">
          <chartooo:coordinate-region svg:x="1.232cm" svg:y="0.34cm" svg:width="11.316cm" svg:height="8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0" chart:class="chart:scatter">
            <chart:domain table:cell-range-address="Sheet2.A2:Sheet2.A20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2.A2:Sheet2.A20</svg:desc>
                </draw:g>
              </table:table-cell>
              <table:table-cell office:value-type="float" office:value="-528.9147791814">
                <text:p>-528.9147791814</text:p>
                <draw:g>
                  <svg:desc>Sheet2.B2:Sheet2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5">
                <text:p>125</text:p>
              </table:table-cell>
              <table:table-cell office:value-type="float" office:value="-541.329681649">
                <text:p>-541.3296816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-543.6848709565">
                <text:p>-543.68487095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5">
                <text:p>175</text:p>
              </table:table-cell>
              <table:table-cell office:value-type="float" office:value="-543.9261269139">
                <text:p>-543.9261269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-543.8858410389">
                <text:p>-543.8858410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5">
                <text:p>225</text:p>
              </table:table-cell>
              <table:table-cell office:value-type="float" office:value="-543.9580815628">
                <text:p>-543.95808156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-544.1293626256">
                <text:p>-544.1293626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5">
                <text:p>275</text:p>
              </table:table-cell>
              <table:table-cell office:value-type="float" office:value="-544.3242608823">
                <text:p>-544.3242608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5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5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